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25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e1" draw:style-name="gr1" draw:text-style-name="P1" svg:width="17.054cm" svg:height="25.551cm" svg:x="0.129cm" svg:y="0.198cm"><draw:text-box><text:p><text:span text:style-name="T1">CAS NUMÉRO 2:</text:span> </text:p><text:p>Nom : Commander pizza - Vendeur (package « Interface Vente »)</text:p><text:p>Acteur : Vendeur </text:p><text:p>Description : Le vendeur doit pouvoir enregistrer la commande d’un client qui commande sur place ou au téléphone </text:p><text:p>Auteur : Otman ANDOUR</text:p><text:p>Date : 03/11/2018</text:p><text:p>Pré-conditions : L’utilisateur doit être authentifié en tant que vendeur (Cas d’utilisation « Authentification » – package « Interface vente ») et avoir les informations du clients (Nom, adresse...)</text:p><text:p>Démarrage : L’utilisateur a demandé la page « Consulter liste Pizzas » </text:p><text:p><text:span text:style-name="T1"/></text:p><text:p><text:span text:style-name="T1">DESCRIPTION </text:span></text:p><text:p><text:span text:style-name="T2">Le scénario nominal </text:span></text:p><text:p>1. Le système fait appel au cas d’utilisation interne « Consulter liste Pizzas »</text:p><text:p>2. Le système fait appel au cas d’utilisation interne « Suivi stock et pizzas disponibles » </text:p><text:p>3. Le système affiche la liste des pizzas disponibles pour le client. </text:p><text:p>4. Le vendeur sélectionne la pizza souhaitée. </text:p><text:p>5. Le vendeur indique la quantité souhaitée.</text:p><text:p>6. Le client commande sur place : Le système fait appel au cas d’utilisation interne « Paiement commande » </text:p><text:p>7. Le système enregistre la commande. </text:p><text:p>8. Le système affiche le récapitulatif de l’achat. </text:p><text:p><text:span text:style-name="T2">Les scénarios d’exception </text:span></text:p><text:p>4.a Le client choisi d’annuler sa commande. <text:s/></text:p><text:p>6.a Le client commande par téléphone et règle lors de la livraison. </text:p><text:p>6.b Le paiement échoue.</text:p><text:p>6.b.1 L’enregistrement du règlement n’a pas réussi. Le système envoi un message d’erreur et invite le client à recommencer ou à payer sur place. </text:p><text:p>7.a L’enregistrement définitif de l’achat n’a pas réussi. Le système affiche un message d’erreur et invite l’utilisateur à réessayer. </text:p><text:p><text:span text:style-name="T3"/></text:p><text:p><text:span text:style-name="T3">FIN</text:span></text:p><text:p>Scénario nominal : L’utilisateur quitte la page après le point 8 (affichage du récapitulatif de l’achat) </text:p><text:p>Scénario d’exception : après le point 6.b ou 7, si l’enregistrement du règlement ou de la commande définitive ne réussit pas. </text:p><text:p><text:span text:style-name="T1"/></text:p><text:p><text:span text:style-name="T1">POST CONDITION</text:span></text:p><text:p>Scénario nominal : l’achat et son règlement ont été enregistrés en base de données. </text:p><text:p>Scénario d’exception : l’achat a été récapitulé dans un message et a été envoyé au service commercial de l’entreprise. </text:p><text:p/><text:p><text:span text:style-name="T1">COMPLÉMENTS</text:span> </text:p><text:p><text:span text:style-name="T2">Ergonomie</text:span> </text:p><text:p>L’affichage de la liste des pizzas doit contenir le nom de chaque pizza, accompagné de la liste des ingrédients et d’une photo de la pizza.</text:p><text:p/><text:p/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3:36:48.861000000</meta:creation-date>
    <dc:date>2018-11-05T14:45:18.004000000</dc:date>
    <meta:editing-duration>PT8M49S</meta:editing-duration>
    <meta:editing-cycles>2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